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7bc65" draw:textarea-horizontal-align="justify" draw:textarea-vertical-align="middle" draw:auto-grow-height="false" fo:min-height="3.27cm" fo:min-width="4.2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objectwithoutfill">
      <style:graphic-properties draw:stroke="solid"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fo:min-height="1.912cm"/>
      <style:paragraph-properties style:writing-mode="lr-tb"/>
    </style:style>
    <style:style style:name="P1" style:family="paragraph">
      <style:paragraph-properties fo:line-height="150%" fo:text-align="center"/>
      <style:text-properties style:font-name="Ubuntu" fo:font-weight="bold" style:font-weight-asian="bold" style:font-weight-complex="bold"/>
    </style:style>
    <style:style style:name="P2" style:family="paragraph">
      <loext:graphic-properties draw:fill-color="#77bc65"/>
      <style:paragraph-properties fo:line-height="150%" fo:text-align="center"/>
      <style:text-properties style:font-name="Ubuntu" fo:font-weight="bold" style:font-weight-asian="bold" style:font-weight-complex="bold"/>
    </style:style>
    <style:style style:name="P3" style:family="paragraph">
      <style:paragraph-properties fo:text-align="center"/>
      <style:text-properties style:font-name="Liberation Sans1"/>
    </style:style>
    <style:style style:name="P4" style:family="paragraph">
      <loext:graphic-properties draw:fill="none" draw:fill-color="#ffffff"/>
      <style:paragraph-properties fo:text-align="center"/>
      <style:text-properties style:font-name="Liberation Sans1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line-height="150%" fo:text-align="center"/>
      <style:text-properties style:font-name="Liberation Sans1"/>
    </style:style>
    <style:style style:name="P7" style:family="paragraph">
      <loext:graphic-properties draw:fill="none" draw:fill-color="#ffffff"/>
      <style:paragraph-properties fo:line-height="150%" fo:text-align="center"/>
      <style:text-properties style:font-name="Liberation Sans1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5.1cm" svg:height="3.9cm" svg:x="1.6cm" svg:y="1.6cm">
          <text:p text:style-name="P1"><text:span text:style-name="T1">ENTRADA</text:span></text:p>
          <text:p text:style-name="P1"><text:span text:style-name="T1">DE</text:span></text:p>
          <text:p text:style-name="P1"><text:span text:style-name="T1">VÍDE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.7cm" svg:height="1.1cm" svg:x="4cm" svg:y="9cm">
          <draw:text-box>
            <text:p text:style-name="P3">Frames</text:p>
          </draw:text-box>
        </draw:frame>
        <draw:custom-shape draw:style-name="gr1" draw:text-style-name="P2" draw:layer="layout" svg:width="5.1cm" svg:height="3.9cm" svg:x="7.101cm" svg:y="7.601cm">
          <text:p text:style-name="P1"><text:span text:style-name="T1">DETECTOR</text:span></text:p>
          <text:p text:style-name="P1"><text:span text:style-name="T1">DE</text:span></text:p>
          <text:p text:style-name="P1"><text:span text:style-name="T1">OBJE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12.374cm" svg:y1="10.5cm" svg:x2="15.674cm" svg:y2="10.5cm">
          <text:p/>
        </draw:line>
        <draw:frame draw:style-name="gr4" draw:text-style-name="P4" draw:layer="layout" svg:width="3.2cm" svg:height="2.384cm" svg:x="12.3cm" svg:y="7.9cm">
          <draw:text-box>
            <text:p text:style-name="P3">Classes</text:p>
            <text:p text:style-name="P3">+</text:p>
            <text:p text:style-name="P3">Posições</text:p>
          </draw:text-box>
        </draw:frame>
        <draw:custom-shape draw:style-name="gr1" draw:text-style-name="P2" draw:layer="layout" svg:width="5.1cm" svg:height="3.9cm" svg:x="15.802cm" svg:y="7.602cm">
          <text:p text:style-name="P1"><text:span text:style-name="T1">ANALISADOR</text:span></text:p>
          <text:p text:style-name="P1"><text:span text:style-name="T1">DE</text:span></text:p>
          <text:p text:style-name="P1"><text:span text:style-name="T1">TAREF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4cm" svg:y1="5.7cm" svg:x2="4cm" svg:y2="10.4cm">
          <text:p/>
        </draw:line>
        <draw:line draw:style-name="gr6" draw:text-style-name="P5" draw:layer="layout" svg:x1="4cm" svg:y1="10.4cm" svg:x2="6.8cm" svg:y2="10.4cm">
          <text:p/>
        </draw:line>
        <draw:frame draw:style-name="gr7" draw:text-style-name="P7" draw:layer="layout" svg:width="3.726cm" svg:height="2.383cm" svg:x="18.174cm" svg:y="13.938cm">
          <draw:text-box>
            <text:p text:style-name="P6">Feedback</text:p>
            <text:p text:style-name="P6">visual</text:p>
          </draw:text-box>
        </draw:frame>
        <draw:line draw:style-name="gr5" draw:text-style-name="P5" draw:layer="layout" svg:x1="18.274cm" svg:y1="11.889cm" svg:x2="18.274cm" svg:y2="16.589cm">
          <text:p/>
        </draw:line>
        <draw:line draw:style-name="gr6" draw:text-style-name="P5" draw:layer="layout" svg:x1="18.274cm" svg:y1="16.589cm" svg:x2="22.1cm" svg:y2="16.589cm">
          <text:p/>
        </draw:line>
        <draw:custom-shape draw:style-name="gr1" draw:text-style-name="P2" draw:layer="layout" svg:width="5.1cm" svg:height="3.9cm" svg:x="22.3cm" svg:y="13.9cm">
          <text:p text:style-name="P1"><text:span text:style-name="T1">USU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6:06:16.526745048</meta:creation-date>
    <dc:date>2020-05-12T16:23:59.014594140</dc:date>
    <meta:editing-duration>PT7M11S</meta:editing-duration>
    <meta:editing-cycles>1</meta:editing-cycles>
    <meta:document-statistic meta:object-count="12"/>
    <meta:generator>LibreOffice/6.4.2.2$Linux_X86_64 LibreOffice_project/40$Build-2</meta:generator>
  </office:meta>
</office:document-meta>
</file>